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élkövér" style:font-family-generic="swiss" style:font-pitch="variable"/>
  </office:font-face-decls>
  <office:automatic-styles>
    <style:style style:name="Táblázat19" style:family="table">
      <style:table-properties style:width="16.903cm" fo:margin-left="0.104cm" fo:margin-right="-0.007cm" fo:margin-top="0.349cm" fo:margin-bottom="0.4cm" table:align="margins"/>
    </style:style>
    <style:style style:name="Táblázat19.A" style:family="table-column">
      <style:table-column-properties style:column-width="2.688cm" style:rel-column-width="10422*"/>
    </style:style>
    <style:style style:name="Táblázat19.B" style:family="table-column">
      <style:table-column-properties style:column-width="6.507cm" style:rel-column-width="25228*"/>
    </style:style>
    <style:style style:name="Táblázat19.C" style:family="table-column">
      <style:table-column-properties style:column-width="4.486cm" style:rel-column-width="17394*"/>
    </style:style>
    <style:style style:name="Táblázat19.D" style:family="table-column">
      <style:table-column-properties style:column-width="3.223cm" style:rel-column-width="12491*"/>
    </style:style>
    <style:style style:name="Táblázat19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9.D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19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9.A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D3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0" style:family="table">
      <style:table-properties style:width="15.302cm" fo:margin-left="0.104cm" fo:margin-right="1.316cm" fo:margin-top="0.499cm" fo:margin-bottom="0.199cm" table:align="margins"/>
    </style:style>
    <style:style style:name="Táblázat20.A" style:family="table-column">
      <style:table-column-properties style:column-width="3.373cm" style:rel-column-width="14445*"/>
    </style:style>
    <style:style style:name="Táblázat20.B" style:family="table-column">
      <style:table-column-properties style:column-width="11.929cm" style:rel-column-width="51090*"/>
    </style:style>
    <style:style style:name="Táblázat20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20.B1" style:family="table-cell">
      <style:table-cell-properties fo:background-color="#cccccc" fo:padding="0.097cm" fo:border="0.002cm solid #000000">
        <style:background-image/>
      </style:table-cell-properties>
    </style:style>
    <style:style style:name="Táblázat20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20.B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0.A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20.B3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_5b_RPG_5d__20_Táblázattartalom_20_-_20_saját_20_-_20_1">
      <style:text-properties style:use-window-font-color="true" fo:font-weight="bold" style:font-weight-asian="bold" style:font-weight-complex="bold"/>
    </style:style>
    <style:style style:name="P4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style:font-weight-asian="normal" style:font-weight-complex="normal"/>
    </style:style>
    <style:style style:name="P5" style:family="paragraph" style:parent-style-name="_5b_RPG_5d__20_Táblázattartalom_20_-_20_saját_20_-_20_1">
      <style:paragraph-properties fo:text-align="center" style:justify-single-word="false"/>
      <style:text-properties style:use-window-font-color="true" fo:font-weight="normal" style:font-weight-asian="normal" style:font-weight-complex="normal"/>
    </style:style>
    <style:style style:name="P6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fo:background-color="transparent" style:font-weight-asian="normal" style:font-weight-complex="normal"/>
    </style:style>
    <style:style style:name="P7" style:family="paragraph" style:parent-style-name="_5b_RPG_5d__20_Táblázattartalom_20_-_20_saját_20_-_20_1">
      <style:text-properties style:use-window-font-color="true" style:font-name="FreeSerif5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_5b_RPG_5d__20_Táblázattartalom_20_-_20_fejléc">
      <style:text-properties style:use-window-font-color="true"/>
    </style:style>
    <style:style style:name="P9" style:family="paragraph" style:parent-style-name="Text_20_body">
      <style:text-properties fo:background-color="transparent"/>
    </style:style>
    <style:style style:name="P10" style:family="paragraph" style:parent-style-name="Text_20_body">
      <style:text-properties style:text-underline-style="solid" style:text-underline-width="auto" style:text-underline-color="font-color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paragraph-properties fo:margin-top="0cm" fo:margin-bottom="0cm"/>
      <style:text-properties style:text-underline-style="solid" style:text-underline-width="auto" style:text-underline-color="font-color"/>
    </style:style>
    <style:style style:name="P13" style:family="paragraph" style:parent-style-name="Text_20_body">
      <style:paragraph-properties fo:break-before="page"/>
      <style:text-properties style:text-underline-style="solid" style:text-underline-width="auto" style:text-underline-color="font-color"/>
    </style:style>
    <style:style style:name="P14" style:family="paragraph" style:parent-style-name="Text_20_body">
      <style:paragraph-properties fo:background-color="transparent">
        <style:background-image/>
      </style:paragraph-properties>
      <style:text-properties fo:background-color="#ff6633"/>
    </style:style>
    <style:style style:name="P15" style:family="paragraph" style:parent-style-name="Heading_20_4" style:master-page-name="First_20_Page">
      <style:paragraph-properties style:page-number="auto"/>
      <style:text-properties fo:background-color="transparent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background-color="transparent"/>
    </style:style>
    <style:style style:name="P18" style:family="paragraph" style:parent-style-name="Text_20_body">
      <style:text-properties style:text-underline-style="none"/>
    </style:style>
    <style:style style:name="P19" style:family="paragraph" style:parent-style-name="Text_20_body" style:list-style-name="L2"/>
    <style:style style:name="P20" style:family="paragraph" style:parent-style-name="Text_20_body">
      <style:text-properties fo:color="#666666" style:font-name="Arial1" fo:font-size="9pt" fo:background-color="#ff0000" style:font-size-asian="9pt" style:font-size-complex="9pt"/>
    </style:style>
    <style:style style:name="P21" style:family="paragraph" style:parent-style-name="_5b_RPG_5d__20_Táblázattartalom_20_-_20_saját_20_-_20_1" style:list-style-name="L1">
      <style:paragraph-properties fo:text-align="start" style:justify-single-word="false"/>
      <style:text-properties style:use-window-font-color="tru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background-color="#ffcc99"/>
    </style:style>
    <style:style style:name="T6" style:family="text">
      <style:text-properties fo:font-size="10pt" style:font-name-asian="TimesNewRomanPSMT" style:font-size-asian="10pt" style:font-name-complex="TimesNewRomanPSM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background-color="#ff0000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3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4">Emberismeret</text:h>
      <text:p text:style-name="P14">Fontos: Etikett magas fokához legyen követelmény az Emberismeret.</text:p>
      <text:p text:style-name="P9"><text:span text:style-name="T1">Próba: </text:span><text:span text:style-name="T2">dobható</text:span></text:p>
      <text:p text:style-name="Text_20_body"><text:span text:style-name="T1">Domináns Tulajdonságok</text:span>: Fogékonyság, Intelligencia</text:p>
      <text:p text:style-name="Text_20_body"><text:span text:style-name="T1">Leírás</text:span>: Más emberek viselkedésének, hangulatának feltérképezését, belső motivációinak kiismerését célzó „tudomány”. Ennek az ismeretnek az elsajátítását leginkább a nagybetűs ÉLET segíti. Sok-sok beszélgetés, néha keserű tapasztalat. </text:p>
      <text:p text:style-name="Text_20_body">A képzettség annyiban speciális, hogy a (harcmodorokhoz hasonlóan) a 3.szint adja az „alapszintet”, azaz egy felnőtt átlagember ekkora emberismerettel rendelkezik. Az ez alatti értékkel rendelkezők köznyelven a „szerencsétlen balek” és a „palimadár” kategóriába tartoznak..</text:p>
      <text:p text:style-name="P16"/>
      <text:p text:style-name="Text_20_body"><text:span text:style-name="T1">Kapcsolódó fortélyok</text:span>: Szónoklás, Meggyőzés, Hazudozás, Megfélemlítés</text:p>
      <text:p text:style-name="P17"/>
      <text:p text:style-name="P9"><text:span text:style-name="T3">Biztos tudás, követelmények</text:span>:</text:p>
      <table:table table:name="Táblázat19" table:style-name="Táblázat19">
        <table:table-column table:style-name="Táblázat19.A"/>
        <table:table-column table:style-name="Táblázat19.B"/>
        <table:table-column table:style-name="Táblázat19.C"/>
        <table:table-column table:style-name="Táblázat19.D"/>
        <table:table-header-rows>
          <table:table-row>
            <table:table-cell table:style-name="Táblázat19.A1" office:value-type="string">
              <text:p text:style-name="P8">Képzettség Szint</text:p>
            </table:table-cell>
            <table:table-cell table:style-name="Táblázat19.A1" office:value-type="string">
              <text:p text:style-name="P8">Biztos tudás</text:p>
            </table:table-cell>
            <table:table-cell table:style-name="Táblázat19.A1" office:value-type="string">
              <text:p text:style-name="P8">Speciális <text:line-break/><text:span text:style-name="T4">(tanulható fortély, különleges képesség)</text:span></text:p>
            </table:table-cell>
            <table:table-cell table:style-name="Táblázat19.D1" office:value-type="string">
              <text:p text:style-name="P8">Követelmény</text:p>
            </table:table-cell>
          </table:table-row>
        </table:table-header-rows>
        <table:table-row>
          <table:table-cell table:style-name="Táblázat19.A2" office:value-type="string">
            <text:p text:style-name="P3">Novícius (3)</text:p>
          </table:table-cell>
          <table:table-cell table:style-name="Táblázat19.A2" office:value-type="string">
            <text:p text:style-name="P6">Észreveszi a feltűnő érzelmi állapotokat</text:p>
            <text:p text:style-name="P4"><text:span text:style-name="T3">Példa</text:span>: átlagember</text:p>
          </table:table-cell>
          <table:table-cell table:style-name="Táblázat19.A2" office:value-type="string">
            <text:p text:style-name="P5">Hazudozás (1 fokú)</text:p>
          </table:table-cell>
          <table:table-cell table:style-name="Táblázat19.D2" office:value-type="string">
            <text:p text:style-name="P5">Fogékonyság: -1</text:p>
          </table:table-cell>
        </table:table-row>
        <table:table-row>
          <table:table-cell table:style-name="Táblázat19.A3" office:value-type="string">
            <text:p text:style-name="P3">Kismester (6)</text:p>
          </table:table-cell>
          <table:table-cell table:style-name="Táblázat19.A3" office:value-type="string">
            <text:p text:style-name="P6">Alapvető személyiségvonások felismerése</text:p>
            <text:p text:style-name="P4"><text:span text:style-name="T3">Példa:</text:span><text:span text:style-name="T8"> Sokat megélt öregember, falu bölcse</text:span></text:p>
          </table:table-cell>
          <table:table-cell table:style-name="Táblázat19.A2" office:value-type="string">
            <text:list text:style-name="L1">
              <text:list-item>
                <text:p text:style-name="P21">Szónoklás – 1.fok</text:p>
              </text:list-item>
              <text:list-item>
                <text:p text:style-name="P21">Meggyőzés (1 fokú)</text:p>
              </text:list-item>
              <text:list-item>
                <text:p text:style-name="P21">Megfélemlítés (1 fokú)</text:p>
              </text:list-item>
            </text:list>
          </table:table-cell>
          <table:table-cell table:style-name="Táblázat19.D3" office:value-type="string">
            <text:p text:style-name="P5">Fogékonyság: +0</text:p>
          </table:table-cell>
        </table:table-row>
        <table:table-row>
          <table:table-cell table:style-name="Táblázat19.A2" office:value-type="string">
            <text:p text:style-name="P3">Mester (9)</text:p>
          </table:table-cell>
          <table:table-cell table:style-name="Táblázat19.A2" office:value-type="string">
            <text:p text:style-name="P6">Nyitott partner esetén annak mélyebb személyiségvonásait, lelki torzulásait felismeri. Mentális problémákat felismer, elkezdhet gyógyítani.</text:p>
            <text:p text:style-name="P4"><text:span text:style-name="T3">Példa</text:span>: Vallatótiszt, szélhámos</text:p>
          </table:table-cell>
          <table:table-cell table:style-name="Táblázat19.A2" office:value-type="string">
            <text:p text:style-name="P5">Szónoklás – 2.fok</text:p>
          </table:table-cell>
          <table:table-cell table:style-name="Táblázat19.D2" office:value-type="string">
            <text:p text:style-name="P5">Fogékonyság: +1</text:p>
          </table:table-cell>
        </table:table-row>
        <table:table-row>
          <table:table-cell table:style-name="Táblázat19.A3" office:value-type="string">
            <text:p text:style-name="P3">Nagymester (12)</text:p>
          </table:table-cell>
          <table:table-cell table:style-name="Táblázat19.A3" office:value-type="string">
            <text:p text:style-name="P6">Nagyobb mágikus beavatkozást felfedezni egy jelentős személyiségváltozás mögött.</text:p>
            <text:p text:style-name="P4"><text:span text:style-name="T3">Példa</text:span>: Főpap, inkvizítor, híres színész</text:p>
          </table:table-cell>
          <table:table-cell table:style-name="Táblázat19.A2" office:value-type="string">
            <text:p text:style-name="P5">-</text:p>
          </table:table-cell>
          <table:table-cell table:style-name="Táblázat19.D3" office:value-type="string">
            <text:p text:style-name="P5">Fogékonyság: +2</text:p>
            <text:p text:style-name="P5">Intelligencia: +1</text:p>
          </table:table-cell>
        </table:table-row>
        <table:table-row>
          <table:table-cell table:style-name="Táblázat19.A2" office:value-type="string">
            <text:p text:style-name="P3">Élő legenda (15)</text:p>
          </table:table-cell>
          <table:table-cell table:style-name="Táblázat19.A2" office:value-type="string">
            <text:p text:style-name="P6">Mágikus beavatkozást felfedezni egy átlagos személyiségváltozás mögött.</text:p>
            <text:p text:style-name="P4"><text:span text:style-name="T3">Példa:</text:span><text:span text:style-name="T8"> asztrálmágus</text:span></text:p>
          </table:table-cell>
          <table:table-cell table:style-name="Táblázat19.A2" office:value-type="string">
            <text:p text:style-name="P5">Állandó <text:span text:style-name="T5">5.szintű</text:span> Asztrálszemnek megfelelő hatás.</text:p>
          </table:table-cell>
          <table:table-cell table:style-name="Táblázat19.D2" office:value-type="string">
            <text:p text:style-name="P5">Fogékonyság: +3</text:p>
            <text:p text:style-name="P5">Intelligencia: +2</text:p>
          </table:table-cell>
        </table:table-row>
      </table:table>
      <text:p text:style-name="P11"/>
      <text:p text:style-name="P13">Aktív próbák<text:span text:style-name="T8">:</text:span></text:p>
      <text:p text:style-name="P11">Ilyenkor az Emberismeret egyfajta „radarként” működik, megpróbál a különböző jelek alapján következtetésekre jutni. Ez lehet tudatos, vagy tudatlan vizsgálódás, lényeg, hogy nem az alkalmazót, vagy személyiségét éri külső behatás más által (lásd Passzív próbáknál), hanem ő érzékel bizonyos jeleket.</text:p>
      <text:p text:style-name="P10"><text:span text:style-name="T9">Speciális</text:span><text:span text:style-name="T8">: a nehézséghez hozzáadódik (negatívnál levonódik) a célszemély Önuralom tulajdonsága!</text:span></text:p>
      <text:p text:style-name="P12"><text:span text:style-name="T9">Alapeset</text:span><text:span text:style-name="T8">: egy perc beszélgetés</text:span></text:p>
      <table:table table:name="Táblázat20" table:style-name="Táblázat20">
        <table:table-column table:style-name="Táblázat20.A"/>
        <table:table-column table:style-name="Táblázat20.B"/>
        <table:table-header-rows>
          <table:table-row>
            <table:table-cell table:style-name="Táblázat20.A1" office:value-type="string">
              <text:p text:style-name="P8">Célszám</text:p>
            </table:table-cell>
            <table:table-cell table:style-name="Táblázat20.B1" office:value-type="string">
              <text:p text:style-name="P8">Példa</text:p>
            </table:table-cell>
          </table:table-row>
        </table:table-header-rows>
        <table:table-row>
          <table:table-cell table:style-name="Táblázat20.A2" office:value-type="string">
            <text:p text:style-name="P7"><text:span text:style-name="T6">Könnyű (</text:span>6)</text:p>
          </table:table-cell>
          <table:table-cell table:style-name="Táblázat20.B2" office:value-type="string">
            <text:p text:style-name="P4">Leplezetlen félelmet észrevenni.</text:p>
          </table:table-cell>
        </table:table-row>
        <table:table-row>
          <table:table-cell table:style-name="Táblázat20.A3" office:value-type="string">
            <text:p text:style-name="P7"><text:span text:style-name="T6">Átlagos</text:span> (9)</text:p>
          </table:table-cell>
          <table:table-cell table:style-name="Táblázat20.B3" office:value-type="string">
            <text:p text:style-name="P6">Alapvető személyiségvonásokat felismer</text:p>
          </table:table-cell>
        </table:table-row>
        <table:table-row>
          <table:table-cell table:style-name="Táblázat20.A2" office:value-type="string">
            <text:p text:style-name="P7"><text:span text:style-name="T6">Nehéz</text:span> (12)</text:p>
          </table:table-cell>
          <table:table-cell table:style-name="Táblázat20.B2" office:value-type="string">
            <text:p text:style-name="P4">Többszörös személyiség betegséget egy rövid beszélgetés után beazonosítani.</text:p>
            <text:p text:style-name="P4">Hiszti előszelét megérezni :)</text:p>
          </table:table-cell>
        </table:table-row>
        <table:table-row>
          <table:table-cell table:style-name="Táblázat20.A3" office:value-type="string">
            <text:p text:style-name="P7"><text:span text:style-name="T6">Nagyon nehéz</text:span> (15)</text:p>
          </table:table-cell>
          <table:table-cell table:style-name="Táblázat20.B3" office:value-type="string">
            <text:p text:style-name="P4">Megállapítani, hogy egy jelentős személyiségváltozás hátterében nagyszabású mágikus beavatkozás áll</text:p>
          </table:table-cell>
        </table:table-row>
        <table:table-row>
          <table:table-cell table:style-name="Táblázat20.A2" office:value-type="string">
            <text:p text:style-name="P7"><text:span text:style-name="T6">Rendkívül nehéz</text:span> (18)</text:p>
          </table:table-cell>
          <table:table-cell table:style-name="Táblázat20.B2" office:value-type="string">
            <text:p text:style-name="P4">Megállapítani, hogy egy személyiségváltozás hátterében kisebb mágikus beavatkozás áll</text:p>
          </table:table-cell>
        </table:table-row>
        <table:table-row>
          <table:table-cell table:style-name="Táblázat20.A2" office:value-type="string">
            <text:p text:style-name="P7"><text:span text:style-name="T6">Emberfeletti</text:span> (21)</text:p>
          </table:table-cell>
          <table:table-cell table:style-name="Táblázat20.B2" office:value-type="string">
            <text:p text:style-name="P4">Személyisége valószínűleg túlvilági lény befolyása alatt áll.</text:p>
            <text:p text:style-name="P4">„Magzat megrontása” vulgármágikus varázslatot felismerni.</text:p>
          </table:table-cell>
        </table:table-row>
      </table:table>
      <text:p text:style-name="Text_20_body">Célszámot módosító körülmények:</text:p>
      <text:list text:style-name="L2">
        <text:list-item>
          <text:p text:style-name="P19">Rövidebb a kontaktus ideje és/vagy kevésbé mély az alapesetnél: [+1; +6]</text:p>
        </text:list-item>
        <text:list-item>
          <text:p text:style-name="P19">Hosszabb a kontaktus ideje és/vagy elmélyültebb az alapesetnél: [-1; -6]</text:p>
        </text:list-item>
        <text:list-item>
          <text:p text:style-name="P19">Más fajú a célszemély: [+2;+4]</text:p>
        </text:list-item>
        <text:list-item>
          <text:p text:style-name="P19">Asztrál szem hatása: <text:span text:style-name="T10">xxxx</text:span></text:p>
        </text:list-item>
      </text:list>
      <text:p text:style-name="P20"/>
      <text:p text:style-name="P10">Passzív próbák</text:p>
      <text:p text:style-name="Text_20_body">Az Emberismeret passzív alkalmazásként a karakter képes az őt célzó, nem mágikus megtévesztő hatások (például hazudik a csapos) felismerésére is: mikor egy karakter (nem mágikus) befolyással kíván élni egy másik karakterre, olyankor a KM – a karakter alakítását elbírálva (beleszámítva a karakter jellemrajzát is) megállapít egy célszámot, ami ellen a befolyásolni kívánt személynek Emberismeret próbát kell dobnia. <text:span text:style-name="T7">(Ettől a KM különösen jó előadás és/vagy tökhülye áldozat esetén, vagy mert úgy tartja kedve – eltekinthet).</text:span></text:p>
      <text:p text:style-name="Text_20_body">Hogy a fentiekbe a szabályoknak apró beleszólása lehessen, a karakterek szociális fortélyokat vehetnek fel, melyek nem okoznak jelentős bónuszokat, mindössze arra jók, hogy a próba nehézségét (célszámát) <text:span text:style-name="T1">3‑al</text:span>, vagy 2.fok esetén <text:span text:style-name="T1">6-al</text:span> eltolják pozitív irányba, (vagy negatívba, ha a karakternek passzív tudásként van rá szüksége az Emberismeret próbánál, (mert rá próbálnak hatni)).</text:p>
      <text:p text:style-name="Text_20_body">Ha NJK próbál befolyásolni egy játékos karaktert, akkor a KM – ismerve az NJK képességeit és jellemét –, szintén meghatároz egy célszámot, amely ellen a befolyásolni kívánt játékos nevében rejtett próbát dob.</text:p>
      <text:p text:style-name="Text_20_body"/>
      <text:p text:style-name="Text_20_body"><text:span text:style-name="T1">Például</text:span> Jani a szakács kő hülye, de gyakran hazudik. Arra a kérdésre, hogy „Te loptad el tegnap a 3 szál hurkát?” valószínűleg nagy szemekkel esküdözik, hogy nem, nem ő. A KM – ismerve Jani fergeteges szellemi képességeit és remek színlelését – a hazugság felismerését Könnyű, azaz 6-os célszámú próbának veszi és a JK nevében erre a nehézségre dob Emberismeret próbát, hogy leleplezi -e Janit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élkövé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hu" fo:country="HU" style:font-name-asian="Sans Serif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cm" fo:margin-right="0.035cm" fo:margin-top="0cm" fo:margin-bottom="0.199cm" fo:line-height="150%" fo:text-align="justify" style:justify-single-word="false" fo:widows="2" fo:text-indent="0.198cm" style:auto-text-indent="false"/>
      <style:text-properties style:font-name="FreeSerif" fo:font-size="11pt" fo:font-style="italic"/>
    </style:style>
    <style:style style:name="Text_20_body_20_indent" style:display-name="Text body indent" style:family="paragraph" style:parent-style-name="Text_20_body" style:class="text">
      <style:paragraph-properties fo:margin-left="0.101cm" fo:margin-right="0cm" fo:text-indent="0cm" style:auto-text-indent="false" fo:background-color="transparent">
        <style:tab-stops/>
        <style:background-image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page-number="auto" style:shadow="#808080 -0.12cm 0.12cm" fo:keep-with-next="always"/>
      <style:text-properties style:font-name="Berylium" fo:font-size="14pt" fo:font-style="italic" fo:font-weight="bold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72cm" fo:margin-bottom="0.51cm" style:page-number="auto" fo:break-before="page" fo:background-color="transparent" style:shadow="#808080 0.18cm 0.18cm">
        <style:tab-stops/>
        <style:background-image/>
      </style:paragraph-properties>
      <style:text-properties style:font-name="Berylium1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margin-top="0.42cm" fo:margin-bottom="0.31cm" style:register-true="false" fo:text-indent="0cm" style:auto-text-indent="false" style:shadow="#808080 -0.079cm 0.079cm"/>
      <style:text-properties style:font-name="Berylium2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55cm" fo:margin-bottom="0.21cm" fo:text-indent="0cm" style:auto-text-indent="false" fo:background-color="transparent" fo:padding="0cm" fo:border="none" style:shadow="#c0c0c0 0.049cm 0.049cm" text:number-lines="false" text:line-number="0">
        <style:tab-stops/>
        <style:background-image/>
      </style:paragraph-properties>
      <style:text-properties style:font-name="FreeSerif1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0.15cm" fo:margin-right="0cm" fo:margin-top="0.42cm" fo:margin-bottom="0.21cm" fo:hyphenation-ladder-count="no-limit" fo:text-indent="0cm" style:auto-text-indent="false" fo:background-color="transparent" fo:padding="0cm" fo:border-left="none" fo:border-right="none" fo:border-top="none" fo:border-bottom="0.018cm solid #000000" style:shadow="none" text:number-lines="true" text:line-number="0">
        <style:tab-stops/>
        <style:background-image/>
      </style:paragraph-properties>
      <style:text-properties style:font-name="FreeSerif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releas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erif2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FreeSerif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FreeSerif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FreeSerif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FreeSerif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FreeSerif2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Szövegtörzs_20_-_20_kiemelt_20_kifejezés" style:display-name="[RPG] Szövegtörzs - kiemelt kifejezés" style:family="paragraph" style:parent-style-name="Text_20_body">
      <style:paragraph-properties fo:background-color="transparent">
        <style:tab-stops/>
        <style:background-image/>
      </style:paragraph-properties>
      <style:text-properties fo:color="#808080" fo:text-shadow="none"/>
    </style:style>
    <style:style style:name="_5b_RPG_5d__20_Táblázattartalom_20_1" style:display-name="[RPG] Táblázattartalom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2" fo:font-size="9pt" fo:font-weight="bold"/>
    </style:style>
    <style:style style:name="_5b_RPG_5d__20_Szabály_20_kiemelés" style:display-name="[RPG] Szabály kiemelés" style:family="paragraph" style:parent-style-name="Table_20_Contents">
      <style:paragraph-properties fo:margin-left="0cm" fo:margin-right="0cm" fo:margin-top="0cm" fo:margin-bottom="0.101cm" fo:text-align="center" style:justify-single-word="false" fo:text-indent="0cm" style:auto-text-indent="false"/>
      <style:text-properties style:font-name="Times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4cm" fo:margin-right="0.4cm" fo:text-indent="0cm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style:paragraph-properties style:page-number="auto" fo:background-color="transparent" style:vertical-align="middle">
        <style:tab-stops/>
        <style:background-image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style:paragraph-properties fo:margin-left="0.3cm" fo:margin-right="0.3cm" fo:margin-top="0cm" fo:margin-bottom="0.409cm" fo:line-height="100%" fo:text-indent="0cm" style:auto-text-indent="false" fo:background-color="transparent">
        <style:tab-stops/>
        <style:background-image/>
      </style:paragraph-properties>
      <style:text-properties style:font-name="FreeSerif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cm" fo:margin-bottom="0cm"/>
      <style:text-properties fo:font-size="9pt"/>
    </style:style>
    <style:style style:name="egy" style:family="paragraph" style:parent-style-name="Standard" style:class="text">
      <style:paragraph-properties fo:margin-left="2cm" fo:margin-right="0cm" fo:line-height="150%" fo:text-align="justify" style:justify-single-word="false" fo:orphans="2" fo:widows="2" fo:text-indent="0cm" style:auto-text-indent="false" fo:background-color="transparent">
        <style:tab-stops>
          <style:tab-stop style:position="1.199cm"/>
        </style:tab-stops>
        <style:background-image/>
      </style:paragraph-properties>
      <style:text-properties style:font-name="FreeSerif2"/>
    </style:style>
    <style:style style:name="_5b_RPG_5d__20_képesség" style:display-name="[RPG] képesség" style:family="paragraph" style:parent-style-name="egy">
      <style:paragraph-properties fo:margin-left="2.499cm" fo:margin-right="0cm" fo:text-indent="0cm" style:auto-text-indent="false"/>
      <style:text-properties style:font-name="FreeSerif3" fo:font-style="italic"/>
    </style:style>
    <style:style style:name="_5b_RPG_5d__20_Összefoglalás" style:display-name="[RPG] Összefoglalás" style:family="paragraph" style:parent-style-name="Text_20_body">
      <style:paragraph-properties fo:text-align="start" style:justify-single-word="false" fo:background-color="transparent">
        <style:tab-stops/>
        <style:background-image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2cm" fo:margin-right="0cm" fo:margin-top="0.6cm" fo:margin-bottom="0.3cm" fo:text-align="justify" style:justify-single-word="false" fo:text-indent="-2cm" style:auto-text-indent="false">
        <style:tab-stops/>
      </style:paragraph-properties>
      <style:text-properties style:font-name="FreeSerif4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 style:master-page-name="">
      <style:paragraph-properties fo:margin-left="0cm" fo:margin-right="0cm" fo:margin-top="0cm" fo:margin-bottom="0cm" fo:text-align="center" style:justify-single-word="false" fo:keep-together="always" fo:text-indent="0cm" style:auto-text-indent="false" style:page-number="auto">
        <style:tab-stops/>
      </style:paragraph-properties>
      <style:text-properties style:font-name="FreeSerif2" fo:font-size="10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style:paragraph-properties fo:text-align="start" style:justify-single-word="false" fo:background-color="transparent" style:shadow="none" style:vertical-align="middle">
        <style:tab-stops/>
        <style:background-image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style:paragraph-properties fo:background-color="#00dcff">
        <style:background-image/>
      </style:paragraph-properties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Probléma_20_fejléc" style:display-name="[RPG] Probléma fejléc" style:family="paragraph" style:parent-style-name="Standard">
      <style:paragraph-properties fo:background-color="#ff6633">
        <style:background-image/>
      </style:paragraph-properties>
      <style:text-properties style:font-name="Arial" fo:font-size="14pt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style:font-name-asian="Cumberland" style:font-name-complex="Cumberlan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text:style-name="Strong_20_Emphasis" style:num-suffix="." style:num-format="1">
        <style:list-level-properties text:min-label-distance="0.101cm"/>
      </text:outline-level-style>
      <text:outline-level-style text:level="2" style:num-suffix="." style:num-format="1" text:display-levels="2">
        <style:list-level-properties text:min-label-distance="0.15cm"/>
      </text:outline-level-style>
      <text:outline-level-style text:level="3" style:num-suffix=" " style:num-format="1" text:display-levels="3"/>
      <text:outline-level-style text:level="4" style:num-format=""/>
      <text:outline-level-style text:level="5" style:num-format="">
        <style:list-level-properties text:min-label-distance="0.101cm"/>
      </text:outline-level-style>
      <text:outline-level-style text:level="6" style:num-suffix=". " style:num-format="1" text:display-levels="6"/>
      <text:outline-level-style text:level="7" style:num-suffix=". " style:num-format="1" text:display-levels="7"/>
      <text:outline-level-style text:level="8" style:num-suffix=". " style:num-format="1" text:display-levels="8"/>
      <text:outline-level-style text:level="9" style:num-suffix=". " style:num-format="1" text:display-levels="9"/>
      <text:outline-level-style text:level="10" style:num-suffix=". " style:num-format="1" text:display-levels="10"/>
    </text:outline-style>
    <text:list-style style:name="Numbering_20_1" style:display-name="Numbering 1">
      <text:list-level-style-number text:level="1" text:style-name="Numbering_20_Symbols" style:num-format="">
        <style:list-level-properties text:min-label-width="0.499cm"/>
      </text:list-level-style-number>
      <text:list-level-style-number text:level="2" text:style-name="Numbering_20_Symbols" style:num-prefix=" " style:num-suffix=". " style:num-format="1" text:display-levels="2">
        <style:list-level-properties text:space-before="0.023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92cm" text:min-label-width="0.499cm"/>
      </text:list-level-style-number>
      <text:list-level-style-number text:level="4" text:style-name="Numbering_20_Symbols" style:num-format="">
        <style:list-level-properties text:space-before="0.31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●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●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●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●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●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●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●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2" text:style-name="Bullet_20_Symbols" text:bullet-char="•">
        <style:list-level-properties text:space-before="0.801cm" text:min-label-width="0.4cm"/>
        <style:text-properties style:font-name="StarSymbol"/>
      </text:list-level-style-bullet>
      <text:list-level-style-bullet text:level="3" text:style-name="Bullet_20_Symbols" text:bullet-char="•">
        <style:list-level-properties text:space-before="1.202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60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2.002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403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803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3.204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604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4.004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.277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pm3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504cm" fo:margin-left="0cm" fo:margin-right="0cm" fo:margin-top="0.499cm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KM20</text:p>
      </style:header>
      <style:footer>
        <text:p text:style-name="P2"><text:page-number text:select-page="current">2</text:page-number></text:p>
      </style:footer>
    </style:master-page>
    <style:master-page style:name="First_20_Page" style:display-name="First Page" style:page-layout-name="pm2" style:next-style-name="Standard">
      <style:header>
        <text:p text:style-name="Header"/>
      </style:header>
    </style:master-page>
    <style:master-page style:name="Index" style:page-layout-name="pm3">
      <style:header>
        <text:p text:style-name="Header"/>
      </style:header>
      <style:footer>
        <text:p text:style-name="P2"><text:page-number style:num-format="I" text:select-page="current">II</text:page-number></text:p>
      </style:footer>
    </style:master-page>
    <style:master-page style:name="Endnote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km100 képzettségrendszer</dc:title>
    <dc:subject>Képzettségrendszer</dc:subject>
    <dc:creator>Fekete Bálint</dc:creator>
    <dc:date>2008-04-07T20:12:13</dc:date>
    <meta:editing-cycles>44</meta:editing-cycles>
    <meta:editing-duration>PT6H37M35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74" meta:word-count="576" meta:character-count="4434"/>
  </office:meta>
</office:document-meta>
</file>